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037b0"/>
    </style:style>
    <style:style style:name="P2" style:family="paragraph" style:parent-style-name="Header">
      <style:paragraph-properties fo:text-align="center" style:justify-single-word="false"/>
      <style:text-properties officeooo:rsid="000037b0" officeooo:paragraph-rsid="000037b0"/>
    </style:style>
    <style:style style:name="P3" style:family="paragraph" style:parent-style-name="Header">
      <style:paragraph-properties fo:text-align="center" style:justify-single-word="false"/>
      <style:text-properties officeooo:rsid="000037b0" officeooo:paragraph-rsid="0002fc94"/>
    </style:style>
    <style:style style:name="P4" style:family="paragraph" style:parent-style-name="Header">
      <style:paragraph-properties fo:text-align="center" style:justify-single-word="false"/>
      <style:text-properties officeooo:rsid="000037b0" officeooo:paragraph-rsid="00011b86"/>
    </style:style>
    <style:style style:name="P5" style:family="paragraph" style:parent-style-name="Header">
      <style:paragraph-properties fo:text-align="start" style:justify-single-word="false"/>
      <style:text-properties officeooo:rsid="000037b0" officeooo:paragraph-rsid="000037b0"/>
    </style:style>
    <style:style style:name="P6" style:family="paragraph" style:parent-style-name="Header">
      <style:paragraph-properties fo:text-align="start" style:justify-single-word="false"/>
      <style:text-properties officeooo:rsid="000037b0" officeooo:paragraph-rsid="0002fc94"/>
    </style:style>
    <style:style style:name="P7" style:family="paragraph" style:parent-style-name="Header">
      <style:paragraph-properties fo:text-align="start" style:justify-single-word="false"/>
      <style:text-properties officeooo:rsid="0003ed06" officeooo:paragraph-rsid="0003ed06"/>
    </style:style>
    <style:style style:name="P8" style:family="paragraph" style:parent-style-name="Header">
      <style:paragraph-properties fo:text-align="center" style:justify-single-word="false"/>
      <style:text-properties officeooo:rsid="000037b0" officeooo:paragraph-rsid="000037b0"/>
    </style:style>
    <style:style style:name="T1" style:family="text">
      <style:text-properties fo:color="#ffffff"/>
    </style:style>
    <style:style style:name="T2" style:family="text">
      <style:text-properties fo:color="#000000"/>
    </style:style>
    <style:style style:name="T3" style:family="text">
      <style:text-properties officeooo:rsid="00011b86"/>
    </style:style>
    <style:style style:name="T4" style:family="text">
      <style:text-properties officeooo:rsid="0002fc94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0</text:span><text:span text:style-name="T2">DON BOSCO INSTITUTE OF TECHNOLOGY</text:span></text:p>
      <text:p text:style-name="P2">Department od Information Technology</text:p>
      <text:p text:style-name="P5">T.E IT Sem VI<text:tab/><text:tab/>2019</text:p>
      <text:p text:style-name="P2">Experiment No:1</text:p>
      <text:p text:style-name="P4"/>
      <text:p text:style-name="P3">Title:<text:span text:style-name="T3">To Formulate the Problem statement and scope</text:span></text:p>
      <text:p text:style-name="P6"/>
      <text:p text:style-name="P5"/>
      <text:p text:style-name="P5">Pre requisites:<text:span text:style-name="T4">Background of Software Engineering(The Need)</text:span></text:p>
      <text:p text:style-name="P5"/>
      <text:p text:style-name="P5">Theory:</text:p>
      <text:p text:style-name="P5"/>
      <text:p text:style-name="P5">Hardware &amp; software requirements:</text:p>
      <text:p text:style-name="P5"><text:tab/></text:p>
      <text:p text:style-name="P5">Procedure:</text:p>
      <text:p text:style-name="P5">1.Form a group of 3-4(max) members to work on the mini project. </text:p>
      <text:p text:style-name="P5">2. Do literature survey to identify the topic for mini project. </text:p>
      <text:p text:style-name="P5">3. Finalise the project topic after discussing the brief scope with the faculty in charge. </text:p>
      <text:p text:style-name="P5">4. Formulate the problem statement. </text:p>
      <text:p text:style-name="P5">5. Define the scope of the mini project in a tabular format as shown below:- </text:p>
      <text:p text:style-name="P5"/>
      <text:p text:style-name="P5"><draw:frame draw:style-name="fr1" draw:name="Object1" text:anchor-type="paragraph" svg:width="16.388cm" svg:height="3.78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5">Note down the features in the first column and the names and urls of the applications referred to in </text:p>
      <text:p text:style-name="P5">the literature survey in the above table. The rows should indicate the presence or absence of the </text:p>
      <text:p text:style-name="P5">features in the applications in the form of Y or N. The last column would represent the same for the </text:p>
      <text:p text:style-name="P5">mini project. </text:p>
      <text:p text:style-name="P5"/>
      <text:p text:style-name="P5">6. Identify the hardware–software requirements for the mini project. </text:p>
      <text:p text:style-name="P5">7. Draw the E-R diagram for the project.</text:p>
      <text:p text:style-name="P5"/>
      <text:p text:style-name="P5"/>
      <text:p text:style-name="P7">Conclusion:</text:p>
      <text:p text:style-name="P7"/>
      <text:p text:style-name="P7">References:</text:p>
      <text:p text:style-name="P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0:30:36.449751886</meta:creation-date>
    <dc:date>2019-01-15T11:18:18.139378391</dc:date>
    <meta:editing-duration>PT7M25S</meta:editing-duration>
    <meta:editing-cycles>4</meta:editing-cycles>
    <meta:generator>LibreOffice/5.1.6.2$Linux_X86_64 LibreOffice_project/10m0$Build-2</meta:generator>
    <meta:document-statistic meta:table-count="0" meta:image-count="0" meta:object-count="1" meta:page-count="1" meta:paragraph-count="23" meta:word-count="171" meta:character-count="1041" meta:non-whitespace-character-count="88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641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6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text-position="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8">
          <table: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2">
            <text:p>Application </text:p>
            <text:p>features</text:p>
          </table:table-cell>
          <table:table-cell table:style-name="ce8" office:value-type="string" calcext:value-type="string">
            <text:p>Application 1</text:p>
          </table:table-cell>
          <table:table-cell table:style-name="ce8" office:value-type="string" calcext:value-type="string">
            <text:p>Application 2</text:p>
          </table:table-cell>
          <table:table-cell table:style-name="ce8" office:value-type="string" calcext:value-type="string">
            <text:p>....</text:p>
          </table:table-cell>
          <table:table-cell table:style-name="ce8" office:value-type="string" calcext:value-type="string">
            <text:p>Application n</text:p>
          </table:table-cell>
          <table:table-cell table:style-name="ce5" office:value-type="string" calcext:value-type="string" table:number-columns-spanned="1" table:number-rows-spanned="2">
            <text:p>Mini Project</text:p>
          </table:table-cell>
        </table:table-row>
        <table:table-row table:style-name="ro2">
          <table:covered-table-cell table:style-name="ce6"/>
          <table:table-cell table:style-name="ce8" office:value-type="string" calcext:value-type="string">
            <text:p>Url 1</text:p>
          </table:table-cell>
          <table:table-cell table:style-name="ce8" office:value-type="string" calcext:value-type="string">
            <text:p>Url 2</text:p>
          </table:table-cell>
          <table:table-cell table:style-name="ce8"/>
          <table:table-cell table:style-name="ce8" office:value-type="string" calcext:value-type="string">
            <text:p>Url n</text:p>
          </table:table-cell>
          <table:covered-table-cell table:style-name="ce8"/>
        </table:table-row>
        <table:table-row table:style-name="ro3" table:number-rows-repeated="4">
          <table:table-cell table:style-name="ce7" table:number-columns-repeated="6"/>
        </table:table-row>
        <table:table-row table:style-name="ro3">
          <table:table-cell table:style-name="ce7" table:number-columns-repeated="6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 $</number:text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date-style style:name="N141">
      <number:month number:style="long"/>
      <number:text>/</number:text>
      <number:day number:style="long"/>
      <number:text>/</number:text>
      <number:year/>
    </number:date-style>
    <number:date-style style:name="N142P0" style:volatile="true">
      <number:month number:style="long"/>
      <number:text>/</number:text>
      <number:day number:style="long"/>
      <number:text>/</number:text>
      <number:year/>
    </number:date-style>
    <number:text-style style:name="N142">
      <number:text-content/>
      <style:map style:condition="value()&gt;=0" style:apply-style-name="N142P0"/>
    </number:text-style>
    <number:date-style style:name="N143P0" style:volatile="true">
      <number:day number:style="long"/>
      <number:text>/</number:text>
      <number:month number:style="long"/>
      <number:text>/</number:text>
      <number:year/>
    </number:date-style>
    <number:text-style style:name="N143">
      <number:text-content/>
      <style:map style:condition="value()&gt;=0" style:apply-style-name="N143P0"/>
    </number:text-style>
    <number:number-style style:name="N145P0" style:volatile="true">
      <number:text>Yes</number:text>
    </number:number-style>
    <number:number-style style:name="N145P1" style:volatile="true">
      <number:text>Yes</number:text>
    </number:number-style>
    <number:number-style style:name="N145">
      <number:text>No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True</number:text>
    </number:number-style>
    <number:number-style style:name="N147P1" style:volatile="true">
      <number:text>True</number:text>
    </number:number-style>
    <number:number-style style:name="N147">
      <number:text>False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On</number:text>
    </number:number-style>
    <number:number-style style:name="N149P1" style:volatile="true">
      <number:text>On</number:text>
    </number:number-style>
    <number:number-style style:name="N149">
      <number:text>Off</number:text>
      <style:map style:condition="value()&gt;0" style:apply-style-name="N149P0"/>
      <style:map style:condition="value()&lt;0" style:apply-style-name="N149P1"/>
    </number:number-style>
    <number:currency-style style:name="N151P0" style:volatile="true">
      <number:currency-symbol number:language="en" number:country="IN">€</number:currency-symbol>
      <number:text> </number:text>
      <number:number number:decimal-places="2" number:min-integer-digits="1" number:grouping="true"/>
      <number:text> </number:text>
    </number:currency-style>
    <number:currency-style style:name="N151">
      <style:text-properties fo:color="#ff0000"/>
      <number:text>(</number:text>
      <number:currency-symbol number:language="en" number:country="IN">€</number:currency-symbol>
      <number:text> </number:text>
      <number:number number:decimal-places="2" number:min-integer-digits="1" number:grouping="true"/>
      <number:text>)</number:text>
      <style:map style:condition="value()&gt;=0" style:apply-style-name="N151P0"/>
    </number:currency-style>
    <number:date-style style:name="N152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8">00/00/0000</text:date>, <text:time style:data-style-name="N2" text:time-value="11:04:00.7096569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